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61b17" officeooo:paragraph-rsid="0003d8c1"/>
    </style:style>
    <style:style style:name="P2" style:family="paragraph" style:parent-style-name="Standard">
      <style:text-properties officeooo:rsid="007c9e51" officeooo:paragraph-rsid="0003d8c1"/>
    </style:style>
    <style:style style:name="P3" style:family="paragraph" style:parent-style-name="Standard">
      <style:text-properties officeooo:rsid="008cc57f" officeooo:paragraph-rsid="0003d8c1"/>
    </style:style>
    <style:style style:name="P4" style:family="paragraph" style:parent-style-name="Standard">
      <style:text-properties officeooo:rsid="0097c3c9" officeooo:paragraph-rsid="0003d8c1"/>
    </style:style>
    <style:style style:name="P5" style:family="paragraph" style:parent-style-name="Standard">
      <style:text-properties officeooo:rsid="00a29e45" officeooo:paragraph-rsid="0003d8c1"/>
    </style:style>
    <style:style style:name="P6" style:family="paragraph" style:parent-style-name="Standard">
      <style:text-properties officeooo:rsid="00a91fdb" officeooo:paragraph-rsid="0003d8c1"/>
    </style:style>
    <style:style style:name="P7" style:family="paragraph" style:parent-style-name="Standard">
      <style:text-properties officeooo:rsid="00a0a23d" officeooo:paragraph-rsid="0003d8c1"/>
    </style:style>
    <style:style style:name="P8" style:family="paragraph" style:parent-style-name="Standard">
      <style:text-properties officeooo:paragraph-rsid="0003d8c1"/>
    </style:style>
    <style:style style:name="P9" style:family="paragraph" style:parent-style-name="Standard">
      <style:text-properties officeooo:paragraph-rsid="001a91a7"/>
    </style:style>
    <style:style style:name="P10" style:family="paragraph" style:parent-style-name="Standard" style:list-style-name="L1">
      <style:text-properties officeooo:rsid="007c9e51" officeooo:paragraph-rsid="0003d8c1"/>
    </style:style>
    <style:style style:name="P11" style:family="paragraph" style:parent-style-name="Standard" style:list-style-name="L2">
      <style:text-properties officeooo:paragraph-rsid="0003d8c1"/>
    </style:style>
    <style:style style:name="P12" style:family="paragraph" style:parent-style-name="Standard" style:list-style-name="L2">
      <style:text-properties officeooo:rsid="008d9285" officeooo:paragraph-rsid="0003d8c1"/>
    </style:style>
    <style:style style:name="P13" style:family="paragraph" style:parent-style-name="Standard" style:list-style-name="L2">
      <style:text-properties officeooo:rsid="0097c3c9" officeooo:paragraph-rsid="0003d8c1"/>
    </style:style>
    <style:style style:name="T1" style:family="text">
      <style:text-properties officeooo:rsid="00808210"/>
    </style:style>
    <style:style style:name="T2" style:family="text">
      <style:text-properties officeooo:rsid="00881904"/>
    </style:style>
    <style:style style:name="T3" style:family="text">
      <style:text-properties officeooo:rsid="0080d83d"/>
    </style:style>
    <style:style style:name="T4" style:family="text">
      <style:text-properties officeooo:rsid="008b4844"/>
    </style:style>
    <style:style style:name="T5" style:family="text">
      <style:text-properties officeooo:rsid="008d9285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color="#c9211e" fo:font-weight="bold" officeooo:rsid="008d9285" style:font-weight-asian="bold" style:font-weight-complex="bold"/>
    </style:style>
    <style:style style:name="T8" style:family="text">
      <style:text-properties officeooo:rsid="008f18d9"/>
    </style:style>
    <style:style style:name="T9" style:family="text">
      <style:text-properties officeooo:rsid="0042f860"/>
    </style:style>
    <style:style style:name="T10" style:family="text">
      <style:text-properties officeooo:rsid="0092563c"/>
    </style:style>
    <style:style style:name="T11" style:family="text">
      <style:text-properties officeooo:rsid="004305d9"/>
    </style:style>
    <style:style style:name="T12" style:family="text">
      <style:text-properties officeooo:rsid="0043e0a0"/>
    </style:style>
    <style:style style:name="T13" style:family="text">
      <style:text-properties officeooo:rsid="0046b49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c9e51" style:font-weight-asian="bold" style:font-weight-complex="bold"/>
    </style:style>
    <style:style style:name="T16" style:family="text">
      <style:text-properties fo:font-weight="bold" officeooo:rsid="000886ab" style:font-weight-asian="bold" style:font-weight-complex="bold"/>
    </style:style>
    <style:style style:name="T17" style:family="text">
      <style:text-properties fo:font-weight="bold" officeooo:rsid="0043e0a0" style:font-weight-asian="bold" style:font-weight-complex="bold"/>
    </style:style>
    <style:style style:name="T18" style:family="text">
      <style:text-properties fo:font-weight="bold" officeooo:rsid="0092563c" style:font-weight-asian="bold" style:font-weight-complex="bold"/>
    </style:style>
    <style:style style:name="T19" style:family="text">
      <style:text-properties fo:font-weight="bold" officeooo:rsid="0064729d" fo:background-color="#dee6ef" loext:char-shading-value="0" style:font-weight-asian="bold" style:font-weight-complex="bold"/>
    </style:style>
    <style:style style:name="T20" style:family="text">
      <style:text-properties fo:font-weight="bold" officeooo:rsid="00656b35" fo:background-color="#dee6ef" loext:char-shading-value="0" style:font-weight-asian="bold" style:font-weight-complex="bold"/>
    </style:style>
    <style:style style:name="T21" style:family="text">
      <style:text-properties fo:font-weight="bold" officeooo:rsid="00a91fdb" fo:background-color="#dee6ef" loext:char-shading-value="0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officeooo:rsid="00a7438e" fo:background-color="#e0c2cd" loext:char-shading-value="0" style:font-weight-asian="bold" style:font-weight-complex="bold"/>
    </style:style>
    <style:style style:name="T24" style:family="text">
      <style:text-properties fo:font-weight="bold" officeooo:rsid="0013487c" fo:background-color="#e0c2cd" loext:char-shading-value="0" style:font-weight-asian="bold" style:font-weight-complex="bold"/>
    </style:style>
    <style:style style:name="T25" style:family="text">
      <style:text-properties fo:font-weight="bold" officeooo:rsid="00a281f7" fo:background-color="#ffd7d7" loext:char-shading-value="0" style:font-weight-asian="bold" style:font-weight-complex="bold"/>
    </style:style>
    <style:style style:name="T26" style:family="text">
      <style:text-properties officeooo:rsid="00251bc3"/>
    </style:style>
    <style:style style:name="T27" style:family="text">
      <style:text-properties officeooo:rsid="002ac4b6"/>
    </style:style>
    <style:style style:name="T28" style:family="text">
      <style:text-properties officeooo:rsid="002bda63"/>
    </style:style>
    <style:style style:name="T29" style:family="text">
      <style:text-properties officeooo:rsid="002e99fd"/>
    </style:style>
    <style:style style:name="T30" style:family="text">
      <style:text-properties officeooo:rsid="009e8384"/>
    </style:style>
    <style:style style:name="T31" style:family="text">
      <style:text-properties officeooo:rsid="0064729d"/>
    </style:style>
    <style:style style:name="T32" style:family="text">
      <style:text-properties officeooo:rsid="00a7438e"/>
    </style:style>
    <style:style style:name="T33" style:family="text">
      <style:text-properties officeooo:rsid="00a281f7"/>
    </style:style>
    <style:style style:name="T34" style:family="text">
      <style:text-properties officeooo:rsid="00068ffd"/>
    </style:style>
    <style:style style:name="T35" style:family="text">
      <style:text-properties officeooo:rsid="000886ab"/>
    </style:style>
    <style:style style:name="T36" style:family="text">
      <style:text-properties officeooo:rsid="007c9e51"/>
    </style:style>
    <style:style style:name="T37" style:family="text">
      <style:text-properties officeooo:rsid="000bbf88"/>
    </style:style>
    <style:style style:name="T38" style:family="text">
      <style:text-properties officeooo:rsid="000e2521"/>
    </style:style>
    <style:style style:name="T39" style:family="text">
      <style:text-properties officeooo:rsid="0097c3c9"/>
    </style:style>
    <style:style style:name="T40" style:family="text">
      <style:text-properties officeooo:rsid="001a0558"/>
    </style:style>
    <style:style style:name="T41" style:family="text">
      <style:text-properties officeooo:rsid="001a608b"/>
    </style:style>
    <style:style style:name="T42" style:family="text">
      <style:text-properties officeooo:rsid="001aee42"/>
    </style:style>
    <style:style style:name="T43" style:family="text">
      <style:text-properties officeooo:rsid="002615aa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9e8384" fo:background-color="#dee6ef" loext:char-shading-value="0"/>
    </style:style>
    <style:style style:name="T46" style:family="text">
      <style:text-properties officeooo:rsid="00687f63" fo:background-color="#dee6ef" loext:char-shading-value="0"/>
    </style:style>
    <style:style style:name="T47" style:family="text">
      <style:text-properties officeooo:rsid="0064729d" fo:background-color="#dee6ef" loext:char-shading-value="0"/>
    </style:style>
    <style:style style:name="T48" style:family="text">
      <style:text-properties officeooo:rsid="00a91fdb" fo:background-color="#dee6ef" loext:char-shading-value="0"/>
    </style:style>
    <style:style style:name="T49" style:family="text">
      <style:text-properties officeooo:rsid="00a281f7" fo:background-color="#dee6ef" loext:char-shading-value="0"/>
    </style:style>
    <style:style style:name="T50" style:family="text">
      <style:text-properties fo:color="#3465a4" fo:font-weight="bold" style:font-weight-asian="bold" style:font-weight-complex="bold"/>
    </style:style>
    <style:style style:name="T51" style:family="text">
      <style:text-properties fo:color="#3465a4" fo:font-weight="bold" officeooo:rsid="0097c3c9" style:font-weight-asian="bold" style:font-weight-complex="bold"/>
    </style:style>
    <style:style style:name="T52" style:family="text">
      <style:text-properties officeooo:rsid="00a7438e" fo:background-color="#e0c2cd" loext:char-shading-value="0"/>
    </style:style>
    <style:style style:name="T53" style:family="text">
      <style:text-properties officeooo:rsid="00a839fe" fo:background-color="#e0c2cd" loext:char-shading-value="0"/>
    </style:style>
    <style:style style:name="T54" style:family="text">
      <style:text-properties officeooo:rsid="00a281f7" fo:background-color="#ffd7d7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6">Lo </text:span><text:span text:style-name="T15">specificand</text:span><text:span text:style-name="T36"> </text:span><text:span text:style-name="T15">set</text:span><text:span text:style-name="T36"> rappresenta l’insieme delle implementazion</text:span><text:span text:style-name="T40">i</text:span><text:span text:style-name="T36"> che </text:span><text:span text:style-name="T15">soddisfano</text:span><text:span text:style-name="T36"> una particolare specifica, </text:span><text:span text:style-name="T34">ovvero l’implementazione </text:span><text:span text:style-name="T16">produce</text:span><text:span text:style-name="T35"> il comporment</text:span><text:span text:style-name="T37">o</text:span><text:span text:style-name="T35"> descritto in </text:span><text:span text:style-name="T42">maniera</text:span><text:span text:style-name="T35"> astratt</text:span><text:span text:style-name="T42">a</text:span><text:span text:style-name="T41"> </text:span><text:span text:style-name="T37">d</text:span><text:span text:style-name="T43">a</text:span><text:span text:style-name="T37">lla</text:span><text:span text:style-name="T35"> specifica.</text:span></text:p>
      <text:p text:style-name="P2">Tale insieme è:</text:p>
      <text:list xml:id="list1309217293" text:style-name="L1">
        <text:list-item>
          <text:p text:style-name="P10"><text:span text:style-name="T14">Infinito</text:span>: <text:span text:style-name="T1">un’implementazione può essere scritta in maniera diversa </text:span><text:span text:style-name="T2">pur soddisfacendo la specifica.</text:span></text:p>
        </text:list-item>
        <text:list-item>
          <text:p text:style-name="P10"><text:span text:style-name="T14">Non</text:span> <text:span text:style-name="T14">decidibile</text:span>: <text:span text:style-name="T3">data una specifica il compilatore non </text:span><text:span text:style-name="T4">p</text:span><text:span text:style-name="T3">uò dire </text:span><text:span text:style-name="T4">automaticamente</text:span><text:span text:style-name="T3"> se un’implementazione la soddisfa o meno.</text:span></text:p>
        </text:list-item>
      </text:list>
      <text:p text:style-name="P2"/>
      <text:p text:style-name="P3"><text:span text:style-name="T44">Tale insieme è </text:span><text:span text:style-name="T22">vincolato</text:span><text:span text:style-name="T44"> dal modo in cui è scritta una specifca</text:span>.<text:span text:style-name="T5">La quale può essere:</text:span></text:p>
      <text:list xml:id="list3573532041" text:style-name="L2">
        <text:list-item>
          <text:p text:style-name="P11"><text:span text:style-name="T7">Troppo complessa</text:span><text:span text:style-name="T5">: </text:span><text:span text:style-name="T8">il linguaggio utilizzato per definire la specifica potrebbe far sì che </text:span><text:span text:style-name="T9">il lettore (utente/manutentore) </text:span><text:span text:style-name="T18">non</text:span><text:span text:style-name="T10"> </text:span><text:span text:style-name="T18">riesca</text:span><text:span text:style-name="T10"> a </text:span><text:span text:style-name="T18">comprenderla</text:span><text:span text:style-name="T11"> e quindi </text:span><text:span text:style-name="T10">potrebbe non </text:span><text:span text:style-name="T11">utilizzare bene il codice.</text:span></text:p>
        </text:list-item>
        <text:list-item>
          <text:p text:style-name="P12"><text:span text:style-name="T6">Troppo semplice</text:span>: <text:span text:style-name="T12">il lettore può </text:span><text:span text:style-name="T17">fraintendere</text:span><text:span text:style-name="T12"> la specifica a causa dei suoi termini troppo generici </text:span><text:span text:style-name="T13">e imprecisi</text:span><text:span text:style-name="T12">.</text:span></text:p>
        </text:list-item>
        <text:list-item>
          <text:p text:style-name="P13"><text:span text:style-name="T50">Non abbastanza precisa</text:span>: <text:span text:style-name="T26">consente di avere delle implementazioni con un comportamento non inteso.</text:span></text:p>
        </text:list-item>
        <text:list-item>
          <text:p text:style-name="P11"><text:span text:style-name="T51">Troppo precisa</text:span><text:span text:style-name="T39">: </text:span><text:span text:style-name="T27">impongo </text:span><text:span text:style-name="T38">al</text:span><text:span text:style-name="T27"> programmatore </text:span><text:span text:style-name="T28">uno sforzo maggiore </text:span><text:span text:style-name="T29">nell’implementazione di quello che dovrebbe essere</text:span><text:span text:style-name="T28">.</text:span></text:p>
        </text:list-item>
      </text:list>
      <text:p text:style-name="P4"/>
      <text:p text:style-name="P5"/>
      <text:p text:style-name="P8"><text:span text:style-name="T30">Una </text:span><text:span text:style-name="T45">specifica</text:span><text:span text:style-name="T30"> quindi </text:span><text:span text:style-name="T45">deve </text:span><text:span text:style-name="T46">e</text:span><text:span text:style-name="T47">ssere </text:span><text:span text:style-name="T19">abbastanza</text:span><text:span text:style-name="T47"> </text:span><text:span text:style-name="T19">semplic</text:span><text:span text:style-name="T20">e</text:span><text:span text:style-name="T47"> da costruire e mantenere il software</text:span><text:span text:style-name="T31"> </text:span><text:span text:style-name="T32">e </text:span><text:span text:style-name="T23">abbastanza</text:span><text:span text:style-name="T52"> </text:span><text:span text:style-name="T23">ragionevol</text:span><text:span text:style-name="T24">e</text:span><text:span text:style-name="T52"> </text:span><text:span text:style-name="T53">per</text:span><text:span text:style-name="T52"> poter modifcare e estendere il software.</text:span></text:p>
      <text:p text:style-name="P6">Deve inoltre soddisfare le richieste sia dal punto di vista delle funzionalità che delle prestazioni.</text:p>
      <text:p text:style-name="P8"><text:span text:style-name="T48">Deve essere </text:span><text:span text:style-name="T21">sufficentemente</text:span><text:span text:style-name="T48"> </text:span><text:span text:style-name="T21">restrittiva</text:span><text:span text:style-name="T48"> affinchè </text:span><text:span text:style-name="T49">non lasci spazio a implementazioni che non sono accettabili </text:span><text:span text:style-name="T33">ma allo stesso tempo </text:span><text:span text:style-name="T54">deve essere </text:span><text:span text:style-name="T25">sufficentemente</text:span><text:span text:style-name="T54"> </text:span><text:span text:style-name="T25">generale</text:span><text:span text:style-name="T54"> affinchè non precluda delle <text:s/>implementazione plausibili e corrette.</text:span></text:p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1:53:48.812033392</meta:creation-date>
    <dc:date>2021-02-21T22:14:06.308198320</dc:date>
    <meta:editing-duration>PT15H56M22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216" meta:character-count="1530" meta:non-whitespace-character-count="1331"/>
  </office:meta>
</office:document-meta>
</file>